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808080"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marker-start="Arrow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marker-start="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9cm" fo:min-width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id="id8" draw:layer="layout" svg:width="3.816cm" svg:height="2.296cm" svg:x="19.229cm" svg:y="6.56cm">
          <text:p text:style-name="P1"><text:span text:style-name="T1">dc2d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3.816cm" svg:height="2.296cm" svg:x="6.431cm" svg:y="3.5cm">
          <text:p text:style-name="P1"><text:span text:style-name="T1">usbdri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3.816cm" svg:height="2.295cm" svg:x="19.229cm" svg:y="9.621cm">
          <text:p text:style-name="P1"><text:span text:style-name="T1">parb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6" draw:layer="layout" svg:width="3.816cm" svg:height="2.296cm" svg:x="19.252cm" svg:y="12.68cm">
          <text:p text:style-name="P1"><text:span text:style-name="T1">serb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0" draw:layer="layout" svg:width="3.816cm" svg:height="2.296cm" svg:x="19.229cm" svg:y="3.5cm">
          <text:p text:style-name="P1"><text:span text:style-name="T1">vctr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1" draw:layer="layout" svg:width="2.501cm" svg:height="2.296cm" svg:x="1.954cm" svg:y="3.5cm">
          <text:p text:style-name="P1"><text:span text:style-name="T1">USB</text:span></text:p>
          <text:p text:style-name="P1"><text:span text:style-name="T1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3" draw:layer="layout" svg:width="3.818cm" svg:height="2.296cm" svg:x="12.153cm" svg:y="3.5cm">
          <text:p text:style-name="P1"><text:span text:style-name="T2">usbflashprog</text:span></text:p>
          <text:p text:style-name="P1"><text:span text:style-name="T2">m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4.455cm" svg:y1="4.648cm" svg:x2="6.431cm" svg:y2="4.648cm" draw:start-shape="id1" draw:start-glue-point="7" draw:end-shape="id2" draw:end-glue-point="5" svg:d="m4455 4648h1976">
          <text:p/>
        </draw:connector>
        <draw:connector draw:style-name="gr3" draw:text-style-name="P2" draw:layer="layout" draw:type="line" svg:x1="10.247cm" svg:y1="4.648cm" svg:x2="12.153cm" svg:y2="4.648cm" draw:start-shape="id2" draw:start-glue-point="7" draw:end-shape="id3" draw:end-glue-point="5" svg:d="m10247 4648h1906">
          <text:p/>
        </draw:connector>
        <draw:custom-shape draw:style-name="gr2" draw:text-style-name="P2" draw:id="id11" draw:layer="layout" svg:width="2.501cm" svg:height="2.296cm" svg:x="24.987cm" svg:y="3.5cm">
          <text:p text:style-name="P1"><text:span text:style-name="T1">V Ctrl</text:span></text:p>
          <text:p text:style-name="P1"><text:span text:style-name="T1">Circu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9" draw:layer="layout" svg:width="2.501cm" svg:height="2.296cm" svg:x="25.044cm" svg:y="6.56cm">
          <text:p text:style-name="P1"><text:span text:style-name="T1">VDD/VPP</text:span></text:p>
          <text:p text:style-name="P1"><text:span text:style-name="T1">Generat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5" draw:layer="layout" svg:width="2.501cm" svg:height="2.295cm" svg:x="24.987cm" svg:y="9.621cm">
          <text:p text:style-name="P1"><text:span text:style-name="T1">Par Bus</text:span></text:p>
          <text:p text:style-name="P1"><text:span text:style-name="T1">Circu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7" draw:layer="layout" svg:width="2.501cm" svg:height="2.296cm" svg:x="24.987cm" svg:y="12.68cm">
          <text:p text:style-name="P1"><text:span text:style-name="T1">Ser Bus</text:span></text:p>
          <text:p text:style-name="P1"><text:span text:style-name="T1">Circu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23.045cm" svg:y1="10.769cm" svg:x2="24.987cm" svg:y2="10.769cm" draw:start-shape="id4" draw:start-glue-point="7" draw:end-shape="id5" draw:end-glue-point="5" svg:d="m23045 10769h1942">
          <text:p/>
        </draw:connector>
        <draw:connector draw:style-name="gr3" draw:text-style-name="P2" draw:layer="layout" draw:type="line" svg:x1="23.068cm" svg:y1="13.828cm" svg:x2="24.987cm" svg:y2="13.828cm" draw:start-shape="id6" draw:start-glue-point="7" draw:end-shape="id7" draw:end-glue-point="5" svg:d="m23068 13828h1919">
          <text:p/>
        </draw:connector>
        <draw:connector draw:style-name="gr4" draw:text-style-name="P2" draw:layer="layout" draw:type="line" svg:x1="23.045cm" svg:y1="7.708cm" svg:x2="25.044cm" svg:y2="7.708cm" draw:start-shape="id8" draw:start-glue-point="7" draw:end-shape="id9" draw:end-glue-point="5" svg:d="m23045 7708h1999">
          <text:p/>
        </draw:connector>
        <draw:connector draw:style-name="gr5" draw:text-style-name="P2" draw:layer="layout" draw:type="line" svg:x1="23.045cm" svg:y1="4.648cm" svg:x2="24.987cm" svg:y2="4.648cm" draw:start-shape="id10" draw:start-glue-point="7" draw:end-shape="id11" draw:end-glue-point="5" svg:d="m23045 4648h1942">
          <text:p/>
        </draw:connector>
        <draw:custom-shape draw:style-name="gr1" draw:text-style-name="P2" draw:id="id12" draw:layer="layout" svg:width="3.818cm" svg:height="2.296cm" svg:x="12.153cm" svg:y="8.091cm">
          <text:p text:style-name="P1"><text:span text:style-name="T1">cmdpars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3" draw:layer="layout" svg:width="3.817cm" svg:height="2.296cm" svg:x="12.132cm" svg:y="12.749cm">
          <text:p text:style-name="P1"><text:span text:style-name="T1">scripteng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4.062cm" svg:y1="5.796cm" svg:x2="14.062cm" svg:y2="8.091cm" draw:start-shape="id3" draw:start-glue-point="6" draw:end-shape="id12" draw:end-glue-point="4" svg:d="m14062 5796v2295">
          <text:p/>
        </draw:connector>
        <draw:connector draw:style-name="gr3" draw:text-style-name="P2" draw:layer="layout" svg:x1="14.062cm" svg:y1="10.387cm" svg:x2="14.041cm" svg:y2="12.749cm" draw:start-shape="id12" draw:start-glue-point="6" draw:end-shape="id13" draw:end-glue-point="4" svg:d="m14062 10387v1182h-21v1180">
          <text:p/>
        </draw:connector>
        <draw:connector draw:style-name="gr3" draw:text-style-name="P2" draw:id="id14" draw:layer="layout" draw:type="line" svg:x1="19.252cm" svg:y1="13.828cm" svg:x2="15.949cm" svg:y2="13.897cm" draw:start-shape="id6" draw:start-glue-point="5" draw:end-shape="id13" svg:d="m19252 13828-3303 69">
          <text:p/>
        </draw:connector>
        <draw:connector draw:style-name="gr5" draw:text-style-name="P2" draw:layer="layout" svg:x1="17.6cm" svg:y1="13.862cm" svg:x2="19.229cm" svg:y2="4.648cm" draw:start-shape="id14" draw:start-glue-point="0" draw:end-shape="id10" draw:end-glue-point="5" svg:d="m17600 13862v-9214h1629">
          <text:p/>
        </draw:connector>
        <draw:connector draw:style-name="gr5" draw:text-style-name="P2" draw:layer="layout" draw:type="line" svg:x1="17.607cm" svg:y1="7.703cm" svg:x2="19.229cm" svg:y2="7.708cm" draw:end-shape="id8" draw:end-glue-point="5" svg:d="m17607 7703 1622 5">
          <text:p/>
        </draw:connector>
        <draw:connector draw:style-name="gr5" draw:text-style-name="P2" draw:layer="layout" draw:type="line" svg:x1="17.607cm" svg:y1="10.765cm" svg:x2="19.229cm" svg:y2="10.769cm" draw:end-shape="id4" draw:end-glue-point="5" svg:d="m17607 10765 1622 4">
          <text:p/>
        </draw:connector>
        <draw:connector draw:style-name="gr5" draw:text-style-name="P2" draw:layer="layout" draw:type="line" svg:x1="17.586cm" svg:y1="9.233cm" svg:x2="15.971cm" svg:y2="9.239cm" draw:end-shape="id12" draw:end-glue-point="7" svg:d="m17586 9233-1615 6">
          <text:p/>
        </draw:connector>
        <draw:frame draw:style-name="gr6" draw:text-style-name="P5" draw:layer="layout" svg:width="6.327cm" svg:height="0.849cm" svg:x="21.991cm" svg:y="18.832cm">
          <draw:text-box>
            <text:p text:style-name="P4"><text:span text:style-name="T3">Firmware Block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T1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draw:frame draw:style-name="Mgr1" draw:layer="backgroundobjects" svg:width="17.876cm" svg:height="0.806cm" svg:x="1.26cm" svg:y="18.818cm">
        <draw:text-box>
          <text:p><text:span text:style-name="MT1">USB Flash/EPROM Programmer (</text:span><text:span text:style-name="MT1"><text:a xlink:href="http://sourceforge.net/projects/usbflashprog/">http://sourceforge.net/projects/usbflashprog/</text:a></text:span><text:span text:style-name="MT1">)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02T17:08:53</meta:creation-date>
    <dc:date>2011-02-02T23:15:54.38</dc:date>
    <meta:editing-duration>PT00H31M54S</meta:editing-duration>
    <meta:editing-cycles>8</meta:editing-cycles>
    <meta:generator>BrOffice.org/3.2$Win32 OpenOffice.org_project/320m12$Build-9483</meta:generator>
    <dc:creator>Robson Martins</dc:creator>
    <meta:document-statistic meta:object-count="28"/>
  </office:meta>
</office:document-meta>
</file>